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3.0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3.7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4.4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4.9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5.5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6.1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.4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6.6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6.4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6.6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6.8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7.0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7.2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7.4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7.6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7.8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8.1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8.3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8.5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8.7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.9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9.2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9.4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9.6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9.8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.0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.2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15.0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15.7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6.4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16.9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17.5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18.1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18.4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8.6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8.6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8.8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9.0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9.2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9.4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19.6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19.8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20.0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20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20.5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20.7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20.9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21.1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21.4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1.6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1.8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22.0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22.2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22.4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9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5:26:22.361539465</meta:creation-date>
    <dc:date>2022-01-23T15:27:18.137668644</dc:date>
    <meta:editing-duration>PT55S</meta:editing-duration>
    <meta:editing-cycles>2</meta:editing-cycles>
    <meta:generator>LibreOffice/6.4.7.2$Linux_X86_64 LibreOffice_project/40$Build-2</meta:generator>
    <meta:document-statistic meta:table-count="1" meta:cell-count="246" meta:object-count="0"/>
  </office:meta>
</office:document-meta>
</file>